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22.23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57.89mm" svg:y="1mm">
            <loext:p draw:notify-on-update-of-ranges="Sheet1.A1:Sheet1.A1 Sheet1.A2:Sheet1.A6 Sheet1.B1:Sheet1.B1 Sheet1.B2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Alumnos(%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te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ta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obó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0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0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alcides</meta:initial-creator>
    <meta:creation-date>2016-03-05T19:07:16</meta:creation-date>
    <dc:date>2016-03-05T20:10:19.337877760</dc:date>
    <meta:generator>LibreOffice/5.1.0.3$Linux_x86 LibreOffice_project/10m0$Build-3</meta:generator>
    <meta:editing-duration>PT3M22S</meta:editing-duration>
    <meta:editing-cycles>1</meta:editing-cycles>
    <meta:document-statistic meta:table-count="3" meta:cell-count="12" meta:object-count="1"/>
    <meta:user-defined meta:name="KSOProductBuildVer">3082-10.1.0.550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95cm" svg:y="0.316cm" chart:style-name="ch2">
          <text:p>Marcas de gaseosas preferidas</text:p>
        </chart:title>
        <chart:legend chart:legend-position="end" svg:x="13.657cm" svg:y="3.205cm" style:legend-expansion="high" chart:style-name="ch3"/>
        <chart:plot-area chart:style-name="ch4" table:cell-range-address="Sheet1.A1:Sheet1.B6" chart:data-source-has-labels="both" svg:x="0.32cm" svg:y="1.301cm" svg:width="13.017cm" svg:height="7.51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563cm" svg:y="1.301cm" svg:width="12.531cm" svg:height="7.51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B2:Sheet1.B6" chart:label-cell-address="Sheet1.B1:Sheet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umnos(%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te</text:p>
                <draw:g>
                  <svg:desc>Sheet1.A2:Sheet1.A6</svg:desc>
                </draw:g>
              </table:table-cell>
              <table:table-cell office:value-type="float" office:value="20">
                <text:p>2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Fan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ca Cola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ostobó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epsi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